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0" style:apply-style-name="Default" style:base-cell-address="Hoja1.B2"/>
      <style:map style:condition="cell-content()&lt;10" style:apply-style-name="Bad" style:base-cell-address="Hoja1.B2"/>
      <style:map style:condition="cell-content()&gt;10" style:apply-style-name="Good" style:base-cell-address="Hoja1.B2"/>
    </style:style>
    <style:style style:name="ce2" style:family="table-cell" style:parent-style-name="Default">
      <style:map style:condition="cell-content()=1" style:apply-style-name="Good" style:base-cell-address="Hoja1.B7"/>
      <style:map style:condition="cell-content()=0" style:apply-style-name="Bad" style:base-cell-address="Hoja1.B7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ce2" table:formula="of:=MOD([.C7];2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Numero 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Binario</text:p>
          </table:table-cell>
          <table:table-cell office:value-type="string" calcext:value-type="string">
            <text:p>Octal</text:p>
          </table:table-cell>
          <table:table-cell office:value-type="string" calcext:value-type="string">
            <text:p>Hexadecimal</text:p>
          </table:table-cell>
        </table:table-row>
        <table:table-row table:style-name="ro1">
          <table:table-cell office:value-type="string" calcext:value-type="string">
            <text:p>Decimal</text:p>
          </table:table-cell>
          <table:table-cell office:value-type="float" office:value="23" calcext:value-type="float">
            <text:p>23</text:p>
          </table:table-cell>
          <table:table-cell table:formula="of:=DEC2BIN([.B13])" office:value-type="string" office:string-value="10111" calcext:value-type="string">
            <text:p>10111</text:p>
          </table:table-cell>
          <table:table-cell table:formula="of:=BIN2DEC([.B14])" office:value-type="float" office:value="20" calcext:value-type="float">
            <text:p>20</text:p>
          </table:table-cell>
          <table:table-cell table:formula="of:=DEC2OCT([.B13])" office:value-type="string" office:string-value="27" calcext:value-type="string">
            <text:p>27</text:p>
          </table:table-cell>
          <table:table-cell table:formula="of:=DEC2HEX([.B13])" office:value-type="string" office:string-value="17" calcext:value-type="string">
            <text:p>17</text:p>
          </table:table-cell>
        </table:table-row>
        <table:table-row table:style-name="ro1">
          <table:table-cell office:value-type="string" calcext:value-type="string">
            <text:p>Binario</text:p>
          </table:table-cell>
          <table:table-cell office:value-type="float" office:value="10100" calcext:value-type="float">
            <text:p>10100</text:p>
          </table:table-cell>
          <table:table-cell table:number-columns-repeated="2"/>
          <table:table-cell table:style-name="ce3" table:formula="of:=BIN2OCT([.B14])" office:value-type="string" office:string-value="24" calcext:value-type="string">
            <text:p>24</text:p>
          </table:table-cell>
          <table:table-cell table:style-name="ce3" table:formula="of:=BIN2HEX([.B14])" office:value-type="string" office:string-value="14" calcext:value-type="string">
            <text:p>14</text:p>
          </table:table-cell>
        </table:table-row>
        <table:table-row table:style-name="ro1">
          <table:table-cell office:value-type="string" calcext:value-type="string">
            <text:p>Octal</text:p>
          </table:table-cell>
          <table:table-cell office:value-type="float" office:value="34132" calcext:value-type="float">
            <text:p>34132</text:p>
          </table:table-cell>
          <table:table-cell table:formula="of:=OCT2DEC([.B15])" office:value-type="float" office:value="14426" calcext:value-type="float">
            <text:p>14426</text:p>
          </table:table-cell>
          <table:table-cell table:style-name="ce3" table:formula="of:=BIN2OCT([.B14])" office:value-type="string" office:string-value="24" calcext:value-type="string">
            <text:p>24</text:p>
          </table:table-cell>
          <table:table-cell/>
          <table:table-cell table:formula="of:=OCT2HEX([.B15])" office:value-type="string" office:string-value="385A" calcext:value-type="string">
            <text:p>385A</text:p>
          </table:table-cell>
        </table:table-row>
        <table:table-row table:style-name="ro1">
          <table:table-cell office:value-type="string" calcext:value-type="string">
            <text:p>Hexadecimal</text:p>
          </table:table-cell>
          <table:table-cell office:value-type="string" calcext:value-type="string">
            <text:p>53A</text:p>
          </table:table-cell>
          <table:table-cell table:style-name="ce3" table:formula="of:=DEC2HEX([.B13])" office:value-type="string" office:string-value="17" calcext:value-type="string">
            <text:p>17</text:p>
          </table:table-cell>
          <table:table-cell table:style-name="ce3" table:formula="of:=BIN2HEX([.B14])" office:value-type="string" office:string-value="14" calcext:value-type="string">
            <text:p>14</text:p>
          </table:table-cell>
          <table:table-cell table:formula="of:=HEX2OCT([.B16])" office:value-type="string" office:string-value="2472" calcext:value-type="string">
            <text:p>2472</text:p>
          </table:table-cell>
          <table:table-cell/>
        </table:table-row>
        <calcext:conditional-formats>
          <calcext:conditional-format calcext:target-range-address="Hoja1.B2:Hoja1.B2">
            <calcext:condition calcext:apply-style-name="Default" calcext:value="=10" calcext:base-cell-address="Hoja1.B2"/>
            <calcext:condition calcext:apply-style-name="Bad" calcext:value="&lt;10" calcext:base-cell-address="Hoja1.B2"/>
            <calcext:condition calcext:apply-style-name="Good" calcext:value="&gt;10" calcext:base-cell-address="Hoja1.B2"/>
          </calcext:conditional-format>
          <calcext:conditional-format calcext:target-range-address="Hoja1.B7:Hoja1.B7">
            <calcext:condition calcext:apply-style-name="Good" calcext:value="=1" calcext:base-cell-address="Hoja1.B7"/>
            <calcext:condition calcext:apply-style-name="Bad" calcext:value="=0" calcext:base-cell-address="Hoja1.B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1:18:01.303180067</meta:creation-date>
    <dc:date>2023-01-12T11:46:29.182791555</dc:date>
    <meta:editing-duration>PT6M17S</meta:editing-duration>
    <meta:editing-cycles>1</meta:editing-cycles>
    <meta:document-statistic meta:table-count="1" meta:cell-count="28" meta:object-count="0"/>
    <meta:generator>LibreOffice/7.3.7.2$Linux_X86_64 LibreOffice_project/30$Build-2</meta:generator>
  </office:meta>
</office:document-meta>
</file>